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4">၃။ <text:span text:style-name="T25">လစာဝင်ငွေ စုစုပေါင်း</text:span>စာတိုင်တွင် လအလိုက် ရရှိသည့် လစာ</text:p>
            <text:p text:style-name="P64">နှင့်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21:24.132000000</dc:date>
    <meta:editing-duration>P1DT21H53M25S</meta:editing-duration>
    <meta:editing-cycles>1054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